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text-align="start" style:justify-single-word="false"/>
    </style:style>
    <style:style style:name="P2" style:family="paragraph" style:parent-style-name="UBUcuerpoTrabajo">
      <style:paragraph-properties fo:margin-left="0cm" fo:margin-right="0cm" fo:text-indent="0cm" style:auto-text-indent="false"/>
    </style:style>
    <style:style style:name="P3" style:family="paragraph" style:parent-style-name="UBUcuerpoTrabajo" style:list-style-name="L1"/>
    <style:style style:name="P4" style:family="paragraph" style:parent-style-name="UBUcuerpoTrabajo" style:list-style-name="L2"/>
    <style:style style:name="P5" style:family="paragraph" style:parent-style-name="UBUcuerpoTrabajo" style:list-style-name="L3"/>
    <style:style style:name="P6" style:family="paragraph" style:parent-style-name="Heading_20_2">
      <style:paragraph-properties fo:break-before="page"/>
    </style:style>
    <style:style style:name="P7" style:family="paragraph" style:parent-style-name="Heading_20_1" style:master-page-name="MP0">
      <style:paragraph-properties style:page-number="auto" fo:break-before="page"/>
    </style:style>
    <style:style style:name="T1" style:family="text">
      <style:text-properties fo:font-style="normal" style:font-style-asian="normal" style:font-style-complex="normal"/>
    </style:style>
    <style:style style:name="T2" style:family="text">
      <style:text-properties style:text-position="sub 67%"/>
    </style:style>
    <style:style style:name="fr1" style:family="graphic" style:parent-style-name="OLE">
      <style:graphic-properties style:vertical-pos="middle" style:vertical-rel="baseline"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ceptos teóricos</text:p>
      <text:p text:style-name="Heading_20_2"><text:span text:style-name="Fuente_20_de_20_párrafo_20_predeter."><text:span text:style-name="T1">EPUB</text:span></text:span></text:p>
      <text:p text:style-name="UBUcuerpoTrabajo">EPUB es un formato de libro electrónico que se convirtió en el formato estándar del Foro Internacional de Publicaciones Digitales (IDPF) en el año 2007 y sigue vigente hasta la fecha. (1)</text:p>
      <text:p text:style-name="UBUcuerpoTrabajo">La última gran versión es EPUB 3, esta versión consiste en 4 especificaciones que definen un aspecto importante sobre las publicaciones EPUB. Estas son:</text:p>
      <text:list xml:id="list1686212006522662165" text:style-name="L1">
        <text:list-item>
          <text:p text:style-name="P3">EPUB Publications, que define las semánticas a nivel de publicación y los requerimientos de conformidad general para publicaciones EPUB.</text:p>
        </text:list-item>
        <text:list-item>
          <text:p text:style-name="P3">EPUB Content Documents, que definen los perfiles de XHTML, SVG y CSS para su uso en las publicaciones EPUB.</text:p>
        </text:list-item>
        <text:list-item>
          <text:p text:style-name="P3">EPUB Open Container Format, que define el formato del fichero y un modelo de procesado para el encapsulamiento de una serie de recursos relacionados en un solo fichero.</text:p>
        </text:list-item>
        <text:list-item>
          <text:p text:style-name="P3">EPUB Media Overlays, que define un formato y un modelo de procesamiento para la sincronización de texto y audio.</text:p>
        </text:list-item>
      </text:list>
      <text:p text:style-name="UBUcuerpoTrabajo">Los recursos de las publicaciones están normalmente empaquetados como un archivo basado en ZIP, que tiene una extensión “.epub”. El Container Format provee una forma de determinar que el contenido de un fichero ZIP representa a una publicación EPUB, y también provee un directorio con un nombre predefinido que posee recursos informativos(“/META-INF”), el fichero clave de este directorio es “container.xml” que dirige al sistema de lectura al archivo raiz de la publicación, el Package Document. El Package Document, cononido como “EPUB Navigation Document”, especifica todos los documentos de contenido que constituyen la publicación y los recursos que necesitan, además un orden de lectura por defecto, este es un documento XHTML con una extensión “.opf” (también puede ser un archivo “.ncx” que se utiliza por compatibilidad con versiones anteriores de EPUB), este fichero contiene una etiqueta conocida como spine que contiene el orden a seguir. Los EPUB también contienen uno o varios ficheros conocidos como EPUB Content Documents, que son ficheros de formato XHTML o SVG que describen el contenido leible de una publicación y hacen referencia a los archivos multimedia asociados a estos. (2)</text:p>
      <text:p text:style-name="Heading_20_2">¿Qué son las redes complejas?</text:p>
      <text:p text:style-name="UBUcuerpoTrabajo">Para entender lo que es una red compleja lo primero que debemos de saber es qué es una red y algunos conceptos básicos sobre estas Una red o grafo representa un conjunto de nodos y sus enlaces (relaciones). En una red los enlaces pueden representar cualquier tipo de información, pero todos los enlaces deben representar lo mismo en toda la red, y en función de lo que representen solo se podrán responder unos tipos de preguntas. Los nodos pueden ser de una sola clase, que serían las redes unimodales, de dos clases, que serían redes bimodales, o de múltiples clases, que serían las redes multimodales, en nuestro caso la red que generemos será una red multimodal porque cada nodo se corresponde con un personaje. Los enlaces también pueden ser de distintos tipos, pueden ser dirigidos o no dirigidos, los dirigidos tienen una relación origen destino mientras que los no dirigidos tienen una relación simétrica, los enlaces dirigidos con el mismo nodo origen y destino son conocidos como auto-enlaces. Las redes a su vez también pueden ser de distintos tipos, si es simple, solo hay un enlace como máximo por cada par de nodos, en caso contrario es múltiple, y si los enlaces de la red representan únicamente la existencia del tipo de relación serán binarias, y en caso de que los enlaces tengan asociado además un peso serán pesadas. En nuestro caso, la red generada tiene enlaces no dirigidos, y es una red simple y pesada. Una vez conocidos estos conceptos básicos, podemos decir que una red compleja es aquella compuesta por una gran cantidad de nodos y cuyo patrón de conexiones no <text:soft-page-break/>es regular.</text:p>
      <text:p text:style-name="Heading_20_2">Grado de los nodos</text:p>
      <text:p text:style-name="UBUcuerpoTrabajo">El grado de un nodo(k) es el número de enlaces que tiene conectados, si no tenemos en cuenta el peso de los enlaces, o el sumatorio del peso de los enlaces conectados a un nodo en caso de tenerlo en cuenta. Los nodos con un alto grado en comparación a la media se conocen como hubs.</text:p>
      <text:p text:style-name="UBUcuerpoTrabajo">Se puede calcular el grado medio de la red de la siguiente forma:</text:p>
      <text:p text:style-name="P1"><draw:frame draw:style-name="fr1" draw:name="1" text:anchor-type="as-char" svg:width="1.561cm" style:rel-width="scale" svg:height="0.953cm" style:rel-height="scale" draw:z-index="0"><draw:object xlink:href="./Object 1" xlink:type="simple" xlink:show="embed" xlink:actuate="onLoad"/><draw:image xlink:href="./ObjectReplacements/Object 1" xlink:type="simple" xlink:show="embed" xlink:actuate="onLoad"/></draw:frame></text:p>
      <text:p text:style-name="UBUcuerpoTrabajo">Donde:</text:p>
      <text:p text:style-name="P2"><text:tab/>N es el número de nodos</text:p>
      <text:p text:style-name="P2"><text:tab/>L es el número de enlaces</text:p>
      <text:p text:style-name="Heading_20_3">Distribución de grado</text:p>
      <text:p text:style-name="UBUcuerpoTrabajo">Con el grado de todos los nodos podemos obtener la distribución de grado que consiste en las probabilidades de que dado un nodo al azar tenga un grado k.</text:p>
      <text:p text:style-name="UBUcuerpoTrabajo">Esta fórmula se representa como:</text:p>
      <text:p text:style-name="P1"><draw:frame draw:style-name="fr1" draw:name="2" text:anchor-type="as-char" svg:width="2.487cm" style:rel-width="scale" svg:height="0.503cm" style:rel-height="scale" draw:z-index="1"><draw:object xlink:href="./Object 2" xlink:type="simple" xlink:show="embed" xlink:actuate="onLoad"/><draw:image xlink:href="./ObjectReplacements/Object 2" xlink:type="simple" xlink:show="embed" xlink:actuate="onLoad"/></draw:frame></text:p>
      <text:p text:style-name="UBUcuerpoTrabajo">Donde N<text:span text:style-name="Fuente_20_de_20_párrafo_20_predeter."><text:span text:style-name="T2">k</text:span></text:span> es igual al número de enlaces con grado k.</text:p>
      <text:p text:style-name="Heading_20_3">Densidad</text:p>
      <text:p text:style-name="UBUcuerpoTrabajo">La densidad de la red es la relación entre el número de enlaces y el número posible de enlaces. Se dice que una red es poco densa en caso de que el número de enlaces es del mismo orden que el número de nodos, si por el contrario L&gt;&gt;N se considera que la red es densa.</text:p>
      <text:p text:style-name="Heading_20_2">Distancia geodésica</text:p>
      <text:p text:style-name="UBUcuerpoTrabajo">En las redes la distancia entre dos nodos es el número de enlaces que hay que atravesar para llegar desde el nodo origen al nodo fin, en redes pesadas, la distancia sería la suma de los pesos de los enlaces que hay que atravesar. Como en las redes pueden existir varios caminos para llegar de un nodo a otro, al camino de distancia menor se le denomina distancia geodésica. En caso de no existir ningún camino entre dos nodos se considera que la distancia geodésica es infinita.</text:p>
      <text:p text:style-name="Heading_20_3">Excentricidad</text:p>
      <text:p text:style-name="UBUcuerpoTrabajo">Se le llama excentricidad a la mayor distancia geodésica que tiene un nodo con respecto al resto de nodos de la red.</text:p>
      <text:p text:style-name="Heading_20_3">Diámetro de la red</text:p>
      <text:p text:style-name="UBUcuerpoTrabajo">El diámetro es la excentricidad máxima entre todos los nodos de la red, los nodos con excentricidad máxima se los conoce como nodos periféricos. El diámetro nos proporciona el número de pasos máximos necesarios para ir de cualquier nodo a cualquier otro de la red y es una de las principales medidas de conectividad global de una red.</text:p>
      <text:p text:style-name="Heading_20_3">Radio de la red</text:p>
      <text:p text:style-name="UBUcuerpoTrabajo">El radio es la excentricidad mínima entre todos los nodos de la red, los nodos con excentricidad mínima forman el centro. Dos veces el radio de la red siempre es mayor o igual que el diámetro de la red.</text:p>
      <text:p text:style-name="Heading_20_2"><text:soft-page-break/>Coeficiente de clustering</text:p>
      <text:p text:style-name="UBUcuerpoTrabajo">El coeficiente de clustering mide la densidad local de la red, esto lo hace calculando la proporción de vecinos de cada nodo que están conectados. Un bajo clustering de un nodo indica que sus vecinos dependen más de él para obtener información, esto hace que pueda usarse como una medida de centralidad inversa en sustitución de la medida de intermediación (la veremos posteriormente).</text:p>
      <text:p text:style-name="P1"><draw:frame draw:style-name="fr1" draw:name="3" text:anchor-type="as-char" svg:width="3.043cm" style:rel-width="scale" svg:height="1.032cm" style:rel-height="scale" draw:z-index="2"><draw:object xlink:href="./Object 3" xlink:type="simple" xlink:show="embed" xlink:actuate="onLoad"/><draw:image xlink:href="./ObjectReplacements/Object 3" xlink:type="simple" xlink:show="embed" xlink:actuate="onLoad"/></draw:frame></text:p>
      <text:p text:style-name="UBUcuerpoTrabajo">Para calcular la densidad global de la red se utiliza el coeficiente de clustering local medio.</text:p>
      <text:p text:style-name="P1"><draw:frame draw:style-name="fr1" draw:name="4" text:anchor-type="as-char" svg:width="2.679cm" style:rel-width="scale" svg:height="1.139cm" style:rel-height="scale" draw:z-index="3"><draw:object xlink:href="./Object 4" xlink:type="simple" xlink:show="embed" xlink:actuate="onLoad"/><draw:image xlink:href="./ObjectReplacements/Object 4" xlink:type="simple" xlink:show="embed" xlink:actuate="onLoad"/></draw:frame></text:p>
      <text:p text:style-name="Heading_20_3">Transitividad</text:p>
      <text:p text:style-name="UBUcuerpoTrabajo">La transitividad mide el número de triadas abiertas que son triángulos en la red. Para calcularla se utiliza la siguiente fórmula:</text:p>
      <text:p text:style-name="P1"><draw:frame draw:style-name="fr1" draw:name="5" text:anchor-type="as-char" svg:width="8.096cm" style:rel-width="scale" svg:height="0.979cm" style:rel-height="scale" draw:z-index="4"><draw:object xlink:href="./Object 5" xlink:type="simple" xlink:show="embed" xlink:actuate="onLoad"/><draw:image xlink:href="./ObjectReplacements/Object 5" xlink:type="simple" xlink:show="embed" xlink:actuate="onLoad"/></draw:frame></text:p>
      <text:p text:style-name="UBUcuerpoTrabajo">A pesar de que tanto la transitividad como el coeficiente de clustering local medio miden la tendencia de los enlaces a formar triángulos, la transitividad da una mayor importancia a los nodos que tengan un grado mayor.</text:p>
      <text:p text:style-name="Heading_20_2">Medidas de centralidad</text:p>
      <text:p text:style-name="UBUcuerpoTrabajo">Las medidas de centralidad sirven para encontrar los nodos más importantes de una red, hay distintas formas de medirla, se puede calcular por cada nodo, lo que supondría la centralidad de nodo, o para la red en su conjunto, lo que supondría la centralidad de red. Existen también diferentes métricas de centralidad.</text:p>
      <text:p text:style-name="Heading_20_3">Centralidad de grado</text:p>
      <text:p text:style-name="UBUcuerpoTrabajo">La centralidad de grado es una medida local que parte de la hipótesis de que los nodos con más grado son los más importantes de la red. El fallo de esta métrica es que depende exclusivamente del grado sin tener en cuenta la importancia de los nodos con los que tienes un enlace. Un ejemplo de esto sería que en una red social te siga un bot sería igual de importante a que te siga un famoso.</text:p>
      <text:p text:style-name="Heading_20_3">Centralidad de cercanía</text:p>
      <text:p text:style-name="UBUcuerpoTrabajo">La centralidad de cercanía parte de la hipótesis de que los nodos que están más cerca de otros nodos son los más importantes. Para determinar cuáles son los nodos más cercanos se utiliza la closeness que consiste en fraccionar 1 entre la distancia geodésica media. Los nodos más importantes son los nodos con mayor closeness. Algunos problemas que surgen con esta medida son que no funciona bien en redes pequeño mundo (redes donde se puede llegar de cualquier con una distancia relativamente corta) al haber poca diferencia entre la distancia geodésica media menor y mayor, y que en caso de que no haya distancia infinita entre dos nodos, la closeness de estos es infinita. Una solución al caso de las distancias infinitas es utilizar la distancia geodésica media armónica, cuya fórmula es:</text:p>
      <text:p text:style-name="P1"><draw:frame draw:style-name="fr1" draw:name="6" text:anchor-type="as-char" svg:width="3.33cm" style:rel-width="scale" svg:height="1.154cm" style:rel-height="scale" draw:z-index="5"><draw:object xlink:href="./Object 6" xlink:type="simple" xlink:show="embed" xlink:actuate="onLoad"/><draw:image xlink:href="./ObjectReplacements/Object 6" xlink:type="simple" xlink:show="embed" xlink:actuate="onLoad"/></draw:frame></text:p>
      <text:p text:style-name="Heading_20_3">Centralidad de intermediación</text:p>
      <text:p text:style-name="UBUcuerpoTrabajo">La centralidad de intermediación asume que los nodos que conectan nodos son los nodos <text:soft-page-break/>importantes. Para calcular la intermediación de un nodo se utiliza la siguiente fórmula:</text:p>
      <text:p text:style-name="P1"><draw:frame draw:style-name="fr1" draw:name="7" text:anchor-type="as-char" svg:width="2.836cm" style:rel-width="scale" svg:height="1.125cm" style:rel-height="scale" draw:z-index="6"><draw:object xlink:href="./Object 7" xlink:type="simple" xlink:show="embed" xlink:actuate="onLoad"/><draw:image xlink:href="./ObjectReplacements/Object 7" xlink:type="simple" xlink:show="embed" xlink:actuate="onLoad"/></draw:frame></text:p>
      <text:p text:style-name="UBUcuerpoTrabajo">Donde g<text:span text:style-name="Fuente_20_de_20_párrafo_20_predeter."><text:span text:style-name="T2">st</text:span></text:span> es el número de caminos entre s y t, cuando no haya caminos:</text:p>
      <text:p text:style-name="P1"><draw:frame draw:style-name="fr1" draw:name="8" text:anchor-type="as-char" svg:width="1.508cm" style:rel-width="scale" svg:height="0.953cm" style:rel-height="scale" draw:z-index="7"><draw:object xlink:href="./Object 8" xlink:type="simple" xlink:show="embed" xlink:actuate="onLoad"/><draw:image xlink:href="./ObjectReplacements/Object 8" xlink:type="simple" xlink:show="embed" xlink:actuate="onLoad"/></draw:frame></text:p>
      <text:p text:style-name="UBUcuerpoTrabajo">El problema de esta medida es el alto coste computacional que supone calcularla.</text:p>
      <text:p text:style-name="Heading_20_3">Centralidad de valor propio</text:p>
      <text:p text:style-name="UBUcuerpoTrabajo">Esta medida de centralidad se basa en la hipótesis de que la importancia de un nodo crece si tiene vínculos que también son importantes, para esto utiliza un algoritmo que inicializa a todos los nodos con la misma importancia, y propaga recursivamente la importancia a través de los enlaces. Con este algoritmo un nodo puede ser importante por tener vecinos importantes o por tener muchos vecinos.</text:p>
      <text:p text:style-name="Heading_20_3">Pagerank</text:p>
      <text:p text:style-name="UBUcuerpoTrabajo">Pagerank es un algoritmo que parte de la centralidad de valor propio, las modificaciones que incluye son que la importancia que un nodo recibe de sus vecinos es proporcional a su centralidad divida por el número de nodos a los que aporta importancia, y añade dos parámetros para calcular la importancia, uno es beta que es una constante positiva para garantizar el valor positivo no nulo de todos los nodos de la red, y el otro es alfa que modula la importancia con respecto a la centralidad de un nodo.</text:p>
      <text:p text:style-name="Heading_20_2">Grupos y comunidades</text:p>
      <text:p text:style-name="UBUcuerpoTrabajo">La mayoría de las redes se dividen naturalmente en grupos o comunidades, como pueden ser grupos de amigos, compañeros de trabajo, familia, etc. y estos grupos y comunidades se manifiestan en los enlaces entre los nodos. Hay diferentes métricas para encontrar estos grupos o comunidades que van a ser explicadas a continuación.</text:p>
      <text:p text:style-name="Heading_20_3">Cliques</text:p>
      <text:p text:style-name="UBUcuerpoTrabajo">Un clique es un subconjunto de nodos que está completamente conectado entre ellos, es decir, cada nodo tiene al menos un enlace con los demás nodos del clique. El mayor problema de buscar cliques es la alta carga computacional requerida al tratarse de un problema NP -completo.</text:p>
      <text:p text:style-name="Heading_20_3">K-plex</text:p>
      <text:p text:style-name="UBUcuerpoTrabajo">El requisito de los cliques es muy exigente y es poco próximo a las redes sociales reales, esto hace que surja la solución de k-plex que propone que un subconjunto de nodos de tamaño n se considere k-plex si cada nodo está conectado a al menos n-k nodos del subconjunto.</text:p>
      <text:p text:style-name="Heading_20_3">K-core</text:p>
      <text:p text:style-name="UBUcuerpoTrabajo">Un k-core es un subconjunto máximo de nodos en el que cada uno de ellos está conectado al menos a k nodos del subconjunto. Este método no permite que dos nodos pertenezcan a más de un k-core a la vez. Su algoritmo consiste en ir eliminado los nodos con un grado menor que k hasta encontrar el k-core de mayor k.</text:p>
      <text:p text:style-name="Heading_20_3">K-clique</text:p>
      <text:p text:style-name="UBUcuerpoTrabajo">Un k-clique es un clique en el que el subconjunto de nodos no tiene que estar directamente relacionado con el resto de nodos del subconjunto si no que se permite que estén a una distancia menor o igual que k. Una alternativa a k-clique es k-clan en el que además los caminos que unen <text:soft-page-break/>a los nodos deben pertenecer al mismo subconjunto.</text:p>
      <text:p text:style-name="Heading_20_3">K-componente</text:p>
      <text:p text:style-name="UBUcuerpoTrabajo">Un k-componente es un subconjunto de nodos para los que todos los nodos están conectados al resto de nodos del subconjunto por k caminos independientes como mínimo.</text:p>
      <text:p text:style-name="Heading_20_3">Algoritmos de comunidades</text:p>
      <text:p text:style-name="UBUcuerpoTrabajo">Se definen las comunidades como grupos de nodos con una densidad de conexión alta entre ellos y que a su vez tienen pocas conexiones entre grupos. Para generar comunidades existen distintos métodos, los aglomerativos, los de eliminación de enlaces, los que maximizan la modularidad y otros tipos de métodos.</text:p>
      <text:p text:style-name="Heading_20_3">Modularidad</text:p>
      <text:p text:style-name="UBUcuerpoTrabajo">La modularidad de la partición es el sumatorio de la fracción de los enlaces que hay dentro de una comunidad entre el número de enlaces total de la red, menos la fracción al cuadrado del número de enlaces que van a otras comunidades entre el número de enlaces total de la red, que en notación matemática se entiende como:</text:p>
      <text:p text:style-name="UBUcuerpoTrabajo"><draw:frame draw:style-name="fr2" draw:name="Objeto1" text:anchor-type="as-char" svg:width="2.785cm" svg:height="0.864cm" draw:z-index="8"><draw:object xlink:href="./Object 9" xlink:type="simple" xlink:show="embed" xlink:actuate="onLoad"/><draw:image xlink:href="./ObjectReplacements/Object 9" xlink:type="simple" xlink:show="embed" xlink:actuate="onLoad"/></draw:frame></text:p>
      <text:p text:style-name="UBUcuerpoTrabajo">Donde e es la fracción de los enlaces con los nodos en la misma comunidad y a es la fracción de los enlaces a otra comunidad.</text:p>
      <text:p text:style-name="Heading_20_2">Detección de roles</text:p>
      <text:p text:style-name="UBUcuerpoTrabajo">La detección de roles parte con la idea de que nodos con un mismo rol deben de tener propiedades similares en la red. Antes de detectar el rol de cada nodo lo primero que debe hacerse es determinar comunidades en la red, una vez determinadas, se analiza cómo está posicionado el nodo en su propia comunidad y su relación con respecto al resto de comunidades.</text:p>
      <text:p text:style-name="UBUcuerpoTrabajo">Para determinar el rol de cada nodo primero debe hallarse el grado dentro de la comunidad y el coeficiente de participación del nodo.</text:p>
      <text:p text:style-name="UBUcuerpoTrabajo">El grado respecto a la comunidad se calcula como:</text:p>
      <text:p text:style-name="UBUcuerpoTrabajo"><draw:frame draw:style-name="fr2" draw:name="Objeto2" text:anchor-type="as-char" svg:width="2.002cm" svg:height="1.067cm" draw:z-index="9"><draw:object xlink:href="./Object 10" xlink:type="simple" xlink:show="embed" xlink:actuate="onLoad"/><draw:image xlink:href="./ObjectReplacements/Object 10" xlink:type="simple" xlink:show="embed" xlink:actuate="onLoad"/></draw:frame></text:p>
      <text:p text:style-name="UBUcuerpoTrabajo">Y el coeficiente de participación se calcula como:</text:p>
      <text:p text:style-name="UBUcuerpoTrabajo"><draw:frame draw:style-name="fr2" draw:name="Objeto3" text:anchor-type="as-char" svg:width="2.993cm" svg:height="1.191cm" draw:z-index="10"><draw:object xlink:href="./Object 11" xlink:type="simple" xlink:show="embed" xlink:actuate="onLoad"/><draw:image xlink:href="./ObjectReplacements/Object 11" xlink:type="simple" xlink:show="embed" xlink:actuate="onLoad"/></draw:frame></text:p>
      <text:p text:style-name="UBUcuerpoTrabajo">Para determinar el rol lo primero que se hace es dividir los nodos en hubs si su z es mayor o igual a 2.5 y como no hub en caso contrario.</text:p>
      <text:p text:style-name="UBUcuerpoTrabajo">Los roles de nodos no hubs son los siguientes:</text:p>
      <text:list xml:id="list6886954524444428724" text:style-name="L2">
        <text:list-item>
          <text:p text:style-name="P4">Nodos ultra periféricos: tiene todos los enlaces en su comunidad, su P es aproximadamente 0.</text:p>
        </text:list-item>
        <text:list-item>
          <text:p text:style-name="P4">Nodos periféricos: tienen al menos el 60% de sus enlaces en sus comunidad, su P es menor que 0.625</text:p>
        </text:list-item>
        <text:list-item>
          <text:p text:style-name="P4">Nodos no hub conectores: tienen aproximadamente la mitad de los enlaces dentro de la comunidad, su P es mayor o igual que 0.625 y menor que 0.8.</text:p>
        </text:list-item>
        <text:list-item>
          <text:p text:style-name="P4">Nodos no hub kinless: Son nodos que tienen menos del 35% de sus enlaces dentro de la comunidad, estos nodos son nodos que no pueden ser asignados de forma clara a ninguna comunidad, su P es mayor o igual que 0.8.</text:p>
        </text:list-item>
      </text:list>
      <text:p text:style-name="UBUcuerpoTrabajo">Los roles de nodos hub son los siguientes:</text:p>
      <text:list xml:id="list3305613700782832206" text:style-name="L3">
        <text:list-item>
          <text:p text:style-name="P5">Nodos provinciales: Son nodos que tienen al menos 5/6 de sus enlaces dentro de la comundidad, su P es menor o igual que 0.3.</text:p>
        </text:list-item>
        <text:list-item>
          <text:p text:style-name="P5"><text:soft-page-break/>Nodos hubs conectores: Son nodos que tienen aproximadamente la mitad de sus enlaces dentro de la comunidad, su P es menor que 0.75 y mayor o igual que 0.3.</text:p>
        </text:list-item>
        <text:list-item>
          <text:p text:style-name="P5">Nodos hubs kinless: Al igual que con los nodos que no son hubs, no se les puede asignar de forma clara a ninguna comunidad, su P es mayor o igual que 0.75.</text:p>
        </text:list-item>
      </text:list>
      <text:p text:style-name="Heading_20_2">Análisis léxico</text:p>
      <text:p text:style-name="UBUcuerpoTrabajo">El análisis léxico es el proceso de convertir una secuencia de caracteres a unos componentes léxicos (tokens). Los programas que realizan este proceso son conocidos como lexers, y suelen ser combinados junto a parser (como en este caso no lo utilizamos, no va a ser explicado).(5)</text:p>
      <text:p text:style-name="UBUcuerpoTrabajo">Los analizadores léxicos están compuestos por lexemas, que son una secuencia de caracteres que coincide con el patrón de uno de los tokens definidos, tokens, que son unidades mínimas de información, estas tienen un nombre y un patrón, que puede ser una cadena de texto o una expresión regular. Cuando el analizador léxico encuentra una coincidencia con el patrón de un token, este devuelve una serie de atributos como pueden ser el lexema y el tipo de token encontrado, y con estos datos podemos realizar una serie de acciones.(6)</text:p>
      <text:p text:style-name="UBUcuerpoTrabajo">Sin ahondar mucho en su funcionamiento, el analizador léxico posee una máquina de estados finita, que nos puede servir para cambiar de un estado a otro, que puede tener nuevos tokens, o utilizar los mismos, u otros con el mismo patrón pero con acciones diferentes.(5)(7)</text:p>
      <text:p text:style-name="Heading_20_2">Web scraping</text:p>
      <text:p text:style-name="UBUcuerpoTrabajo">El web scraping es una técnica utilizada mediante programas software, que simulan la navegación de un humano, para extraer información de sitios web.(3)</text:p>
      <text:p text:style-name="UBUcuerpoTrabajo">El motivo principal para realizar web scraping es para obtener grandes cantidades de información de una página web de manera completamente automática. Para poder obtener estos datos se puede hacer mediante diversas herramientas que hay en la web, aunque estas pueden no ser lo suficientemente personalizables para realizar el trabajo, como puede ser utilizando webscraper.io, o se puede analizar el html de las páginas web y extraer la información directamente de este html mediante alguna herramienta que facilita la extracción de datos de código html como puede ser BeautifulSoup, o directamente mediante expresiones regulares.(4)</text:p>
      <text:p text:style-name="P6">Referencias</text:p>
      <text:p text:style-name="Bibliografía">1. <text:tab/>EPUB. En: Wikipedia [Internet]. 2019 [citado 18 de enero de 2019]. Disponible en: https://en.wikipedia.org/w/index.php?title=EPUB&amp;oldid=878221726</text:p>
      <text:p text:style-name="Bibliografía">2. <text:tab/>EPUB 3 Overview [Internet]. [citado 18 de enero de 2019]. Disponible en: http://www.idpf.org/epub/30/spec/epub30-overview.html#sec-nav</text:p>
      <text:p text:style-name="Bibliografía">3. <text:tab/>Web scraping. En: Wikipedia, la enciclopedia libre [Internet]. 2018 [citado 9 de junio de 2019]. Disponible en: https://es.wikipedia.org/w/index.php?title=Web_scraping&amp;oldid=112435576</text:p>
      <text:p text:style-name="Bibliografía">4. <text:tab/>Qué es el Web scraping? Introducción y herramientas [Internet]. Sitelabs. 2016 [citado 9 de junio de 2019]. Disponible en: https://sitelabs.es/web-scraping-introduccion-y-herramientas/</text:p>
      <text:p text:style-name="Bibliografía">5. <text:tab/>Lexical analysis. En: Wikipedia [Internet]. 2019 [citado 9 de junio de 2019]. Disponible en: https://en.wikipedia.org/w/index.php?title=Lexical_analysis&amp;oldid=899822734</text:p>
      <text:p text:style-name="Bibliografía">6. <text:tab/>Garcia Osorio, CI. Apuntes de la asignatura Procesadores del Lenguaje año 2017-2018. Universidad de Burgos. Documento no publicado.</text:p>
      <text:p text:style-name="Bibliografía">7. <text:tab/>Tchirou F. Lexical Analysis [Internet]. Hacker Noon. 2017 [citado 9 de junio de 2019]. Disponible en: https://hackernoon.com/lexical-analysis-861b8bfe4cb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Ref._20_de_20_nota_20_al_20_pie" style:display-name="Ref. de nota al pie" style:family="text" style:parent-style-name="Fuente_20_de_20_párrafo_20_predeter.">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text:file-name text:display="name-and-extension">3_ConceptosTeoricos.odt</text:file-name> v.<text:editing-cycles>44</text:editing-cycles> <text:title/><text:modification-date style:data-style-name="N8103">12/jun/19</text:modification-date><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22:00Z</meta:creation-date>
    <dc:date>2019-06-12T15:01:08.95</dc:date>
    <meta:print-date>2015-07-18T14:21:00Z</meta:print-date>
    <meta:editing-cycles>44</meta:editing-cycles>
    <meta:editing-duration>PT12H59M16S</meta:editing-duration>
    <meta:document-statistic meta:table-count="0" meta:image-count="0" meta:object-count="11" meta:page-count="7" meta:paragraph-count="110" meta:word-count="2873" meta:character-count="17027"/>
    <meta:user-defined meta:name="ZOTERO_PREF_1">&lt;data data-version="3" zotero-version="5.0.60"&gt;&lt;session id="kGRbWuLZ"/&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

<file path=Object 1/content.xml><?xml version="1.0" encoding="utf-8"?>
<math xmlns="http://www.w3.org/1998/Math/MathML">
  <semantics>
    <mrow>
      <mrow>
        <mrow>
          <mo stretchy="false">〈</mo>
          <mrow>
            <mi>k</mi>
          </mrow>
          <mo stretchy="false">〉</mo>
        </mrow>
        <mo stretchy="false">=</mo>
        <mfrac>
          <mrow>
            <mn>2</mn>
            <mi>L</mi>
          </mrow>
          <mi>N</mi>
        </mfrac>
      </mrow>
    </mrow>
    <annotation encoding="StarMath 5.0"> langle k  rangle ={2 L} over N</annotation>
  </semantics>
</math>
</file>

<file path=Object 10/content.xml><?xml version="1.0" encoding="utf-8"?>
<math xmlns="http://www.w3.org/1998/Math/MathML">
  <semantics>
    <mrow>
      <mrow>
        <msub>
          <mi>z</mi>
          <mrow>
            <mi>i</mi>
          </mrow>
        </msub>
        <mo stretchy="false">=</mo>
        <mfrac>
          <mrow>
            <mrow>
              <msub>
                <mi>k</mi>
                <mrow>
                  <mi>i</mi>
                </mrow>
              </msub>
              <mo stretchy="false">−</mo>
              <mover accent="true">
                <mrow>
                  <msub>
                    <mi>k</mi>
                    <mrow>
                      <msub>
                        <mi>s</mi>
                        <mrow>
                          <mi>i</mi>
                        </mrow>
                      </msub>
                    </mrow>
                  </msub>
                </mrow>
                <mo>¯</mo>
              </mover>
            </mrow>
          </mrow>
          <mrow>
            <msub>
              <mo stretchy="false">σ</mo>
              <mrow>
                <msub>
                  <mi>k</mi>
                  <mrow>
                    <msub>
                      <mi>s</mi>
                      <mrow>
                        <mi>i</mi>
                      </mrow>
                    </msub>
                  </mrow>
                </msub>
              </mrow>
            </msub>
          </mrow>
        </mfrac>
      </mrow>
    </mrow>
    <annotation encoding="StarMath 5.0">z_{i} = {k_{i} - overline {k_{s_{i}}}  } over {%sigma _{k_{s_{i}}}} </annotation>
  </semantics>
</math>
</file>

<file path=Object 11/content.xml><?xml version="1.0" encoding="utf-8"?>
<math xmlns="http://www.w3.org/1998/Math/MathML">
  <semantics>
    <mrow>
      <mrow>
        <msub>
          <mi>P</mi>
          <mrow>
            <mi>i</mi>
          </mrow>
        </msub>
        <mo stretchy="false">=</mo>
        <mrow>
          <mn>1</mn>
          <mo stretchy="false">−</mo>
          <mrow>
            <munderover>
              <mo stretchy="false">∑</mo>
              <mrow>
                <mrow>
                  <mi>s</mi>
                  <mo stretchy="false">=</mo>
                  <mn>1</mn>
                </mrow>
              </mrow>
              <mrow>
                <msub>
                  <mi>N</mi>
                  <mrow>
                    <mi>M</mi>
                  </mrow>
                </msub>
              </mrow>
            </munderover>
            <msup>
              <mrow>
                <mo stretchy="false">(</mo>
                <mrow>
                  <mfrac>
                    <mrow>
                      <msub>
                        <mi>k</mi>
                        <mrow>
                          <mi mathvariant="italic">si</mi>
                        </mrow>
                      </msub>
                    </mrow>
                    <mrow>
                      <msub>
                        <mi>k</mi>
                        <mrow>
                          <mi>i</mi>
                        </mrow>
                      </msub>
                    </mrow>
                  </mfrac>
                </mrow>
                <mo stretchy="false">)</mo>
              </mrow>
              <mrow>
                <mn>2</mn>
              </mrow>
            </msup>
          </mrow>
        </mrow>
      </mrow>
    </mrow>
    <annotation encoding="StarMath 5.0">P_{i}= 1 - sum from{s=1} to{N_{M}} ({k_{si}} over {k_{i}} )^{2}  </annotation>
  </semantics>
</math>
</file>

<file path=Object 2/content.xml><?xml version="1.0" encoding="utf-8"?>
<math xmlns="http://www.w3.org/1998/Math/MathML">
  <semantics>
    <mrow>
      <mi>P</mi>
      <mo stretchy="false">(</mo>
      <mi>k</mi>
      <mrow>
        <mo stretchy="false">)</mo>
        <mo stretchy="false">=</mo>
        <mrow>
          <mrow>
            <msub>
              <mi>N</mi>
              <mi>K</mi>
            </msub>
            <mo stretchy="false">/</mo>
            <mi>N</mi>
          </mrow>
        </mrow>
      </mrow>
    </mrow>
    <annotation encoding="StarMath 5.0">P  \( k  \) ={N_K / N}</annotation>
  </semantics>
</math>
</file>

<file path=Object 3/content.xml><?xml version="1.0" encoding="utf-8"?>
<math xmlns="http://www.w3.org/1998/Math/MathML">
  <semantics>
    <mrow>
      <mrow>
        <msub>
          <mi>C</mi>
          <mi>i</mi>
        </msub>
        <mo stretchy="false">=</mo>
        <mfrac>
          <msub>
            <mrow>
              <mn>2</mn>
              <mi>L</mi>
            </mrow>
            <mi>i</mi>
          </msub>
          <mrow>
            <mrow>
              <msub>
                <mi>k</mi>
                <mi>i</mi>
              </msub>
              <mo stretchy="false">⋅</mo>
              <mo stretchy="false">(</mo>
            </mrow>
            <mrow>
              <msub>
                <mi>k</mi>
                <mi>i</mi>
              </msub>
              <mo stretchy="false">−</mo>
              <mn>1</mn>
            </mrow>
            <mo stretchy="false">)</mo>
          </mrow>
        </mfrac>
      </mrow>
    </mrow>
    <annotation encoding="StarMath 5.0">C_i ={2 L}_i over {k_i  cdot   \(  k_i - 1  \)}</annotation>
  </semantics>
</math>
</file>

<file path=Object 4/content.xml><?xml version="1.0" encoding="utf-8"?>
<math xmlns="http://www.w3.org/1998/Math/MathML">
  <semantics>
    <mrow>
      <mrow>
        <mrow>
          <mo stretchy="false">〈</mo>
          <mrow>
            <mi>C</mi>
          </mrow>
          <mo stretchy="false">〉</mo>
        </mrow>
        <mo stretchy="false">=</mo>
        <mfrac>
          <mn>1</mn>
          <mi>N</mi>
        </mfrac>
      </mrow>
      <mrow>
        <munderover>
          <mo stretchy="false">∑</mo>
          <mrow>
            <mrow>
              <mi>i</mi>
              <mo stretchy="false">=</mo>
              <mn>1</mn>
            </mrow>
          </mrow>
          <mi>N</mi>
        </munderover>
        <msub>
          <mi>C</mi>
          <mrow>
            <mi>i</mi>
          </mrow>
        </msub>
      </mrow>
    </mrow>
    <annotation encoding="StarMath 5.0">langle C  rangle = 1 over N sum csub {i = 1} csup N C_{i}</annotation>
  </semantics>
</math>
</file>

<file path=Object 5/content.xml><?xml version="1.0" encoding="utf-8"?>
<math xmlns="http://www.w3.org/1998/Math/MathML">
  <semantics>
    <mrow>
      <mi>t</mi>
      <mi>r</mi>
      <mi>a</mi>
      <mi>n</mi>
      <mi>s</mi>
      <mi>i</mi>
      <mi>t</mi>
      <mi>i</mi>
      <mi>v</mi>
      <mi>i</mi>
      <mi>d</mi>
      <mi>a</mi>
      <mrow>
        <mi>d</mi>
        <mo stretchy="false">=</mo>
        <mfrac>
          <mrow>
            <mrow>
              <mn>3</mn>
              <mo stretchy="false">⋅</mo>
              <mi>n</mi>
            </mrow>
            <mi>ú</mi>
            <mi>m</mi>
            <mi>e</mi>
            <mi>r</mi>
            <mi>o</mi>
            <mi>d</mi>
            <mi>e</mi>
            <mi>t</mi>
            <mi>r</mi>
            <mi>i</mi>
            <mi>á</mi>
            <mi>n</mi>
            <mi>g</mi>
            <mi>u</mi>
            <mi>l</mi>
            <mi>o</mi>
            <mi>s</mi>
          </mrow>
          <mrow>
            <mi>n</mi>
            <mi>ú</mi>
            <mi>m</mi>
            <mi>e</mi>
            <mi>r</mi>
            <mi>o</mi>
            <mi>d</mi>
            <mi>e</mi>
            <mi>t</mi>
            <mi>r</mi>
            <mi>i</mi>
            <mi>a</mi>
            <mi>d</mi>
            <mi>a</mi>
            <mi>s</mi>
            <mi>a</mi>
            <mi>b</mi>
            <mi>i</mi>
            <mi>e</mi>
            <mi>r</mi>
            <mi>t</mi>
            <mi>a</mi>
            <mi>s</mi>
          </mrow>
        </mfrac>
      </mrow>
    </mrow>
    <annotation encoding="StarMath 5.0">t r a n s i t i v i d a d ={3  cdot  n ú m e r o d e t r i á n g u l o s} over {n ú m e r o d e t r i a d a s a b i e r t a s}</annotation>
  </semantics>
</math>
</file>

<file path=Object 6/content.xml><?xml version="1.0" encoding="utf-8"?>
<math xmlns="http://www.w3.org/1998/Math/MathML">
  <semantics>
    <mrow>
      <mi>C</mi>
      <mrow>
        <msub>
          <mi>'</mi>
          <mi>i</mi>
        </msub>
        <mo stretchy="false">=</mo>
        <mfrac>
          <mn>1</mn>
          <mrow>
            <mrow>
              <mi>N</mi>
              <mo stretchy="false">−</mo>
              <mn>1</mn>
            </mrow>
          </mrow>
        </mfrac>
      </mrow>
      <mrow>
        <munderover>
          <mo stretchy="false">∑</mo>
          <mrow>
            <mrow>
              <mi>j</mi>
              <mo stretchy="false">≠</mo>
              <mi>i</mi>
            </mrow>
          </mrow>
          <mi>N</mi>
        </munderover>
        <mrow>
          <mfrac>
            <mn>1</mn>
            <msub>
              <mi>d</mi>
              <mrow>
                <mi>i</mi>
                <mi>j</mi>
              </mrow>
            </msub>
          </mfrac>
        </mrow>
      </mrow>
    </mrow>
    <annotation encoding="StarMath 5.0">C '_i =1 over {N - 1} sum csub {j  &lt;&gt;  i} csup N {1 over d_{i j}}</annotation>
  </semantics>
</math>
</file>

<file path=Object 7/content.xml><?xml version="1.0" encoding="utf-8"?>
<math xmlns="http://www.w3.org/1998/Math/MathML">
  <semantics>
    <mrow>
      <mrow>
        <msubsup>
          <mi>x</mi>
          <mrow>
            <mi>i</mi>
          </mrow>
          <mrow>
            <mi mathvariant="italic">bwn</mi>
          </mrow>
        </msubsup>
        <mo stretchy="false">=</mo>
        <mrow>
          <munder>
            <mo stretchy="false">∑</mo>
            <mrow>
              <mi mathvariant="italic">st</mi>
              <mrow>
                <mo stretchy="false">(</mo>
                <mrow>
                  <mrow>
                    <mi>s</mi>
                    <mo stretchy="false">≠</mo>
                    <mi>t</mi>
                  </mrow>
                </mrow>
                <mo stretchy="false">)</mo>
              </mrow>
            </mrow>
          </munder>
          <mrow>
            <mfrac>
              <mrow>
                <msub>
                  <mi>n</mi>
                  <mrow>
                    <mi mathvariant="italic">st</mi>
                    <mi>,</mi>
                    <mi>i</mi>
                  </mrow>
                </msub>
              </mrow>
              <mrow>
                <msub>
                  <mi>g</mi>
                  <mrow>
                    <mi mathvariant="italic">st</mi>
                  </mrow>
                </msub>
              </mrow>
            </mfrac>
          </mrow>
        </mrow>
      </mrow>
    </mrow>
    <annotation encoding="StarMath 5.0">x^{bwn}_{i} = sum from{st(s &lt;&gt; t)} {{n_{st,i}} over {g_{st}}}   </annotation>
  </semantics>
</math>
</file>

<file path=Object 8/content.xml><?xml version="1.0" encoding="utf-8"?>
<math xmlns="http://www.w3.org/1998/Math/MathML">
  <semantics>
    <mrow>
      <mrow>
        <mfrac>
          <msub>
            <mi>n</mi>
            <mrow>
              <mi>s</mi>
              <mi>t</mi>
              <mi>,</mi>
              <mi>i</mi>
            </mrow>
          </msub>
          <msub>
            <mi>g</mi>
            <mrow>
              <mi>s</mi>
              <mi>t</mi>
            </mrow>
          </msub>
        </mfrac>
        <mo stretchy="false">=</mo>
        <mn>0</mn>
      </mrow>
    </mrow>
    <annotation encoding="StarMath 5.0">n_{s t , i} over g_{s t} =0</annotation>
  </semantics>
</math>
</file>

<file path=Object 9/content.xml><?xml version="1.0" encoding="utf-8"?>
<math xmlns="http://www.w3.org/1998/Math/MathML">
  <semantics>
    <mrow>
      <mrow>
        <mi>Q</mi>
        <mo stretchy="false">=</mo>
        <mrow>
          <munder>
            <mo stretchy="false">∑</mo>
            <mrow>
              <mi>c</mi>
            </mrow>
          </munder>
          <mrow>
            <mo stretchy="false">[</mo>
            <mrow>
              <mrow>
                <msub>
                  <mi>e</mi>
                  <mrow>
                    <mi mathvariant="italic">ij</mi>
                  </mrow>
                </msub>
                <mo stretchy="false">−</mo>
                <msubsup>
                  <mi>a</mi>
                  <mrow>
                    <mi>i</mi>
                  </mrow>
                  <mrow>
                    <mn>2</mn>
                  </mrow>
                </msubsup>
              </mrow>
            </mrow>
            <mo stretchy="false">]</mo>
          </mrow>
        </mrow>
      </mrow>
    </mrow>
    <annotation encoding="StarMath 5.0">Q = sum from{c} [e_{ij} - a^{2}_{i}  ]   </annotation>
  </semantics>
</math>
</file>